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883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9272in"/>
    </style:style>
    <style:style style:name="co6" style:family="table-column">
      <style:table-column-properties fo:break-before="auto" style:column-width="1.101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25"/>
    <style:style style:name="ce4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2in" svg:height="3.5453in" svg:x="4.6638in" svg:y="0.324in">
            <draw:object draw:notify-on-update-of-ranges="Sheet1.B3:Sheet1.B16 Sheet1.D3:Sheet1.D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PWM Value</text:p>
          </table:table-cell>
          <table:table-cell office:value-type="string">
            <text:p>PWM %</text:p>
          </table:table-cell>
          <table:table-cell office:value-type="string">
            <text:p>Amp Output</text:p>
          </table:table-cell>
          <table:table-cell office:value-type="string">
            <text:p>ADC Value</text:p>
          </table:table-cell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table:style-name="ce1" office:value-type="float" office:value="0.035">
            <text:p>0.04</text:p>
          </table:table-cell>
          <table:table-cell table:style-name="ce2" table:formula="of:=([.D3]/3.3)*256" office:value-type="float" office:value="2.71515151515152">
            <text:p>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style-name="ce1" table:formula="of:=([.B4]/255)*100" office:value-type="float" office:value="3.92156862745098">
            <text:p>3.92</text:p>
          </table:table-cell>
          <table:table-cell table:style-name="ce1" office:value-type="float" office:value="0.3">
            <text:p>0.30</text:p>
          </table:table-cell>
          <table:table-cell table:style-name="ce2" table:formula="of:=([.D4]/3.3)*256" office:value-type="float" office:value="23.2727272727273">
            <text:p>23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style-name="ce1" table:formula="of:=([.B5]/255)*100" office:value-type="float" office:value="7.84313725490196">
            <text:p>7.84</text:p>
          </table:table-cell>
          <table:table-cell table:style-name="ce1" office:value-type="float" office:value="0.486">
            <text:p>0.49</text:p>
          </table:table-cell>
          <table:table-cell table:style-name="ce2" table:formula="of:=([.D5]/3.3)*256" office:value-type="float" office:value="37.7018181818182">
            <text:p>38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style-name="ce1" table:formula="of:=([.B6]/255)*100" office:value-type="float" office:value="11.7647058823529">
            <text:p>11.76</text:p>
          </table:table-cell>
          <table:table-cell table:style-name="ce1" office:value-type="float" office:value="0.7">
            <text:p>0.70</text:p>
          </table:table-cell>
          <table:table-cell table:style-name="ce2" table:formula="of:=([.D6]/3.3)*256" office:value-type="float" office:value="54.3030303030303">
            <text:p>54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style-name="ce1" table:formula="of:=([.B7]/255)*100" office:value-type="float" office:value="15.6862745098039">
            <text:p>15.69</text:p>
          </table:table-cell>
          <table:table-cell table:style-name="ce1" office:value-type="float" office:value="0.922">
            <text:p>0.92</text:p>
          </table:table-cell>
          <table:table-cell table:style-name="ce2" table:formula="of:=([.D7]/3.3)*256" office:value-type="float" office:value="71.5248484848485">
            <text:p>72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style-name="ce1" table:formula="of:=([.B8]/255)*100" office:value-type="float" office:value="19.6078431372549">
            <text:p>19.61</text:p>
          </table:table-cell>
          <table:table-cell office:value-type="float" office:value="1.09">
            <text:p>1.09</text:p>
          </table:table-cell>
          <table:table-cell table:style-name="ce2" table:formula="of:=([.D8]/3.3)*256" office:value-type="float" office:value="84.5575757575758">
            <text:p>85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1" table:formula="of:=([.B9]/255)*100" office:value-type="float" office:value="23.5294117647059">
            <text:p>23.53</text:p>
          </table:table-cell>
          <table:table-cell office:value-type="float" office:value="1.25">
            <text:p>1.25</text:p>
          </table:table-cell>
          <table:table-cell table:style-name="ce2" table:formula="of:=([.D9]/3.3)*256" office:value-type="float" office:value="96.969696969697">
            <text:p>97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 table:style-name="ce1" table:formula="of:=([.B10]/255)*100" office:value-type="float" office:value="27.4509803921569">
            <text:p>27.45</text:p>
          </table:table-cell>
          <table:table-cell office:value-type="float" office:value="1.39">
            <text:p>1.39</text:p>
          </table:table-cell>
          <table:table-cell table:style-name="ce2" table:formula="of:=([.D10]/3.3)*256" office:value-type="float" office:value="107.830303030303">
            <text:p>108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 table:style-name="ce1" table:formula="of:=([.B11]/255)*100" office:value-type="float" office:value="31.3725490196078">
            <text:p>31.37</text:p>
          </table:table-cell>
          <table:table-cell office:value-type="float" office:value="1.53">
            <text:p>1.53</text:p>
          </table:table-cell>
          <table:table-cell table:style-name="ce2" table:formula="of:=([.D11]/3.3)*256" office:value-type="float" office:value="118.690909090909">
            <text:p>119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 table:style-name="ce1" table:formula="of:=([.B12]/255)*100" office:value-type="float" office:value="35.2941176470588">
            <text:p>35.29</text:p>
          </table:table-cell>
          <table:table-cell office:value-type="float" office:value="1.65">
            <text:p>1.65</text:p>
          </table:table-cell>
          <table:table-cell table:style-name="ce2" table:formula="of:=([.D12]/3.3)*256" office:value-type="float" office:value="128">
            <text:p>128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1" table:formula="of:=([.B13]/255)*100" office:value-type="float" office:value="39.2156862745098">
            <text:p>39.22</text:p>
          </table:table-cell>
          <table:table-cell office:value-type="float" office:value="1.76">
            <text:p>1.76</text:p>
          </table:table-cell>
          <table:table-cell table:style-name="ce2" table:formula="of:=([.D13]/3.3)*256" office:value-type="float" office:value="136.533333333333">
            <text:p>137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 table:style-name="ce1" table:formula="of:=([.B14]/255)*100" office:value-type="float" office:value="43.1372549019608">
            <text:p>43.14</text:p>
          </table:table-cell>
          <table:table-cell office:value-type="float" office:value="1.86">
            <text:p>1.86</text:p>
          </table:table-cell>
          <table:table-cell table:style-name="ce2" table:formula="of:=([.D14]/3.3)*256" office:value-type="float" office:value="144.290909090909">
            <text:p>144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table:style-name="ce1" table:formula="of:=([.B15]/255)*100" office:value-type="float" office:value="47.0588235294118">
            <text:p>47.06</text:p>
          </table:table-cell>
          <table:table-cell office:value-type="float" office:value="1.97">
            <text:p>1.97</text:p>
          </table:table-cell>
          <table:table-cell table:style-name="ce2" table:formula="of:=([.D15]/3.3)*256" office:value-type="float" office:value="152.824242424242">
            <text:p>153</text:p>
          </table:table-cell>
        </table:table-row>
        <table:table-row table:style-name="ro1">
          <table:table-cell/>
          <table:table-cell office:value-type="float" office:value="130">
            <text:p>130</text:p>
          </table:table-cell>
          <table:table-cell table:style-name="ce1" table:formula="of:=([.B16]/255)*100" office:value-type="float" office:value="50.9803921568627">
            <text:p>50.98</text:p>
          </table:table-cell>
          <table:table-cell office:value-type="float" office:value="2.02">
            <text:p>2.02</text:p>
          </table:table-cell>
          <table:table-cell table:style-name="ce2" table:formula="of:=([.D16]/3.3)*256" office:value-type="float" office:value="156.70303030303">
            <text:p>157</text:p>
          </table:table-cell>
        </table:table-row>
        <table:table-row table:style-name="ro1">
          <table:table-cell/>
          <table:table-cell office:value-type="float" office:value="140">
            <text:p>140</text:p>
          </table:table-cell>
          <table:table-cell table:style-name="ce1" table:formula="of:=([.B17]/255)*100" office:value-type="float" office:value="54.9019607843137">
            <text:p>54.90</text:p>
          </table:table-cell>
          <table:table-cell office:value-type="float" office:value="2.02">
            <text:p>2.02</text:p>
          </table:table-cell>
          <table:table-cell table:style-name="ce2" table:formula="of:=([.D17]/3.3)*256" office:value-type="float" office:value="156.70303030303">
            <text:p>157</text:p>
          </table:table-cell>
        </table:table-row>
        <table:table-row table:style-name="ro1">
          <table:table-cell/>
          <table:table-cell office:value-type="float" office:value="150">
            <text:p>150</text:p>
          </table:table-cell>
          <table:table-cell table:style-name="ce1" table:formula="of:=([.B18]/255)*100" office:value-type="float" office:value="58.8235294117647">
            <text:p>58.82</text:p>
          </table:table-cell>
          <table:table-cell office:value-type="float" office:value="2.05">
            <text:p>2.05</text:p>
          </table:table-cell>
          <table:table-cell table:style-name="ce2" table:formula="of:=([.D18]/3.3)*256" office:value-type="float" office:value="159.030303030303">
            <text:p>159</text:p>
          </table:table-cell>
        </table:table-row>
        <table:table-row table:style-name="ro1">
          <table:table-cell/>
          <table:table-cell office:value-type="float" office:value="160">
            <text:p>160</text:p>
          </table:table-cell>
          <table:table-cell table:style-name="ce1" table:formula="of:=([.B19]/255)*100" office:value-type="float" office:value="62.7450980392157">
            <text:p>62.75</text:p>
          </table:table-cell>
          <table:table-cell office:value-type="float" office:value="2.05">
            <text:p>2.05</text:p>
          </table:table-cell>
          <table:table-cell table:style-name="ce2" table:formula="of:=([.D19]/3.3)*256" office:value-type="float" office:value="159.030303030303">
            <text:p>159</text:p>
          </table:table-cell>
        </table:table-row>
        <table:table-row table:style-name="ro1">
          <table:table-cell/>
          <table:table-cell office:value-type="float" office:value="170">
            <text:p>170</text:p>
          </table:table-cell>
          <table:table-cell table:style-name="ce1" table:formula="of:=([.B20]/255)*100" office:value-type="float" office:value="66.6666666666667">
            <text:p>66.67</text:p>
          </table:table-cell>
          <table:table-cell office:value-type="float" office:value="2.05">
            <text:p>2.05</text:p>
          </table:table-cell>
          <table:table-cell table:style-name="ce2" table:formula="of:=([.D20]/3.3)*256" office:value-type="float" office:value="159.030303030303">
            <text:p>159</text:p>
          </table:table-cell>
        </table:table-row>
        <table:table-row table:style-name="ro1">
          <table:table-cell/>
          <table:table-cell office:value-type="float" office:value="180">
            <text:p>180</text:p>
          </table:table-cell>
          <table:table-cell table:style-name="ce1" table:formula="of:=([.B21]/255)*100" office:value-type="float" office:value="70.5882352941177">
            <text:p>70.59</text:p>
          </table:table-cell>
          <table:table-cell office:value-type="float" office:value="2.05">
            <text:p>2.05</text:p>
          </table:table-cell>
          <table:table-cell table:style-name="ce2" table:formula="of:=([.D21]/3.3)*256" office:value-type="float" office:value="159.030303030303">
            <text:p>159</text:p>
          </table:table-cell>
        </table:table-row>
        <table:table-row table:style-name="ro1">
          <table:table-cell/>
          <table:table-cell office:value-type="float" office:value="190">
            <text:p>190</text:p>
          </table:table-cell>
          <table:table-cell table:style-name="ce1" table:formula="of:=([.B22]/255)*100" office:value-type="float" office:value="74.5098039215686">
            <text:p>74.51</text:p>
          </table:table-cell>
          <table:table-cell office:value-type="float" office:value="2.05">
            <text:p>2.05</text:p>
          </table:table-cell>
          <table:table-cell table:style-name="ce2" table:formula="of:=([.D22]/3.3)*256" office:value-type="float" office:value="159.030303030303">
            <text:p>159</text:p>
          </table:table-cell>
        </table:table-row>
        <table:table-row table:style-name="ro1">
          <table:table-cell/>
          <table:table-cell office:value-type="float" office:value="200">
            <text:p>200</text:p>
          </table:table-cell>
          <table:table-cell table:style-name="ce1" table:formula="of:=([.B23]/255)*100" office:value-type="float" office:value="78.4313725490196">
            <text:p>78.43</text:p>
          </table:table-cell>
          <table:table-cell office:value-type="float" office:value="2.06">
            <text:p>2.06</text:p>
          </table:table-cell>
          <table:table-cell table:style-name="ce2" table:formula="of:=([.D23]/3.3)*256" office:value-type="float" office:value="159.806060606061">
            <text:p>160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4"/>
        <table:table-column table:style-name="co5" table:default-cell-style-name="ce1"/>
        <table:table-column table:style-name="co6" table:default-cell-style-name="ce1"/>
        <table:table-row table:style-name="ro2"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 office:value-type="float" office:value="3.76">
            <text:p>3.76</text:p>
          </table:table-cell>
          <table:table-cell table:style-name="Default" office:value-type="string">
            <text:p>kHz</text:p>
          </table:table-cell>
          <table:table-cell table:style-name="Default"/>
        </table:table-row>
        <table:table-row table:style-name="ro2">
          <table:table-cell/>
          <table:table-cell table:style-name="ce3" table:formula="of:=(1/[.B2])*1000" office:value-type="float" office:value="265.957446808511">
            <text:p>266.0</text:p>
          </table:table-cell>
          <table:table-cell table:style-name="Default" office:value-type="string">
            <text:p>us/cycle</text:p>
          </table:table-cell>
          <table:table-cell table:style-name="Default"/>
        </table:table-row>
        <table:table-row table:style-name="ro2">
          <table:table-cell/>
          <table:table-cell table:style-name="Default" table:number-columns-repeated="3"/>
        </table:table-row>
        <table:table-row table:style-name="ro2">
          <table:table-cell/>
          <table:table-cell table:style-name="Default" office:value-type="string">
            <text:p>PWM %</text:p>
          </table:table-cell>
          <table:table-cell table:style-name="Default" office:value-type="string">
            <text:p>Up Time (us)</text:p>
          </table:table-cell>
          <table:table-cell table:style-name="Default" office:value-type="string">
            <text:p>Down Time (us)</text:p>
          </table:table-cell>
        </table:table-row>
        <table:table-row table:style-name="ro1">
          <table:table-cell/>
          <table:table-cell office:value-type="percentage" office:value="0.1">
            <text:p>10%</text:p>
          </table:table-cell>
          <table:table-cell table:formula="of:=[.B$3]*[.B6]" office:value-type="float" office:value="26.5957446808511">
            <text:p>26.60</text:p>
          </table:table-cell>
          <table:table-cell table:formula="of:=[.B$3]-[.C6]" office:value-type="float" office:value="239.36170212766">
            <text:p>239.36</text:p>
          </table:table-cell>
        </table:table-row>
        <table:table-row table:style-name="ro1">
          <table:table-cell/>
          <table:table-cell office:value-type="percentage" office:value="0.2">
            <text:p>20%</text:p>
          </table:table-cell>
          <table:table-cell table:formula="of:=[.B$3]*[.B7]" office:value-type="float" office:value="53.1914893617021">
            <text:p>53.19</text:p>
          </table:table-cell>
          <table:table-cell table:formula="of:=[.B$3]-[.C7]" office:value-type="float" office:value="212.765957446808">
            <text:p>212.77</text:p>
          </table:table-cell>
        </table:table-row>
        <table:table-row table:style-name="ro1">
          <table:table-cell/>
          <table:table-cell office:value-type="percentage" office:value="0.3">
            <text:p>30%</text:p>
          </table:table-cell>
          <table:table-cell table:formula="of:=[.B$3]*[.B8]" office:value-type="float" office:value="79.7872340425532">
            <text:p>79.79</text:p>
          </table:table-cell>
          <table:table-cell table:formula="of:=[.B$3]-[.C8]" office:value-type="float" office:value="186.170212765957">
            <text:p>186.17</text:p>
          </table:table-cell>
        </table:table-row>
        <table:table-row table:style-name="ro1">
          <table:table-cell/>
          <table:table-cell office:value-type="percentage" office:value="0.4">
            <text:p>40%</text:p>
          </table:table-cell>
          <table:table-cell table:formula="of:=[.B$3]*[.B9]" office:value-type="float" office:value="106.382978723404">
            <text:p>106.38</text:p>
          </table:table-cell>
          <table:table-cell table:formula="of:=[.B$3]-[.C9]" office:value-type="float" office:value="159.574468085106">
            <text:p>159.57</text:p>
          </table:table-cell>
        </table:table-row>
        <table:table-row table:style-name="ro1">
          <table:table-cell/>
          <table:table-cell office:value-type="percentage" office:value="0.5">
            <text:p>50%</text:p>
          </table:table-cell>
          <table:table-cell table:formula="of:=[.B$3]*[.B10]" office:value-type="float" office:value="132.978723404255">
            <text:p>132.98</text:p>
          </table:table-cell>
          <table:table-cell table:formula="of:=[.B$3]-[.C10]" office:value-type="float" office:value="132.978723404255">
            <text:p>132.98</text:p>
          </table:table-cell>
        </table:table-row>
        <table:table-row table:style-name="ro1">
          <table:table-cell/>
          <table:table-cell office:value-type="percentage" office:value="0.6">
            <text:p>60%</text:p>
          </table:table-cell>
          <table:table-cell table:formula="of:=[.B$3]*[.B11]" office:value-type="float" office:value="159.574468085106">
            <text:p>159.57</text:p>
          </table:table-cell>
          <table:table-cell table:formula="of:=[.B$3]-[.C11]" office:value-type="float" office:value="106.382978723404">
            <text:p>106.38</text:p>
          </table:table-cell>
        </table:table-row>
        <table:table-row table:style-name="ro1">
          <table:table-cell/>
          <table:table-cell office:value-type="percentage" office:value="0.7">
            <text:p>70%</text:p>
          </table:table-cell>
          <table:table-cell table:formula="of:=[.B$3]*[.B12]" office:value-type="float" office:value="186.170212765957">
            <text:p>186.17</text:p>
          </table:table-cell>
          <table:table-cell table:formula="of:=[.B$3]-[.C12]" office:value-type="float" office:value="79.7872340425532">
            <text:p>79.79</text:p>
          </table:table-cell>
        </table:table-row>
        <table:table-row table:style-name="ro1">
          <table:table-cell/>
          <table:table-cell office:value-type="percentage" office:value="0.8">
            <text:p>80%</text:p>
          </table:table-cell>
          <table:table-cell table:formula="of:=[.B$3]*[.B13]" office:value-type="float" office:value="212.765957446808">
            <text:p>212.77</text:p>
          </table:table-cell>
          <table:table-cell table:formula="of:=[.B$3]-[.C13]" office:value-type="float" office:value="53.1914893617021">
            <text:p>53.19</text:p>
          </table:table-cell>
        </table:table-row>
        <table:table-row table:style-name="ro1">
          <table:table-cell/>
          <table:table-cell office:value-type="percentage" office:value="0.9">
            <text:p>90%</text:p>
          </table:table-cell>
          <table:table-cell table:formula="of:=[.B$3]*[.B14]" office:value-type="float" office:value="239.36170212766">
            <text:p>239.36</text:p>
          </table:table-cell>
          <table:table-cell table:formula="of:=[.B$3]-[.C14]" office:value-type="float" office:value="26.5957446808511">
            <text:p>26.60</text:p>
          </table:table-cell>
        </table:table-row>
        <table:table-row table:style-name="ro1">
          <table:table-cell/>
          <table:table-cell office:value-type="percentage" office:value="1">
            <text:p>100%</text:p>
          </table:table-cell>
          <table:table-cell table:formula="of:=[.B$3]*[.B15]" office:value-type="float" office:value="265.957446808511">
            <text:p>265.96</text:p>
          </table:table-cell>
          <table:table-cell table:formula="of:=[.B$3]-[.C15]" office:value-type="float" office:value="0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" number:min-integer-digits="1"/>
    </number:number-style>
    <number:percentage-style style:name="N126">
      <number:number number:decimal-places="1" number:min-integer-digits="1"/>
      <number:text>%</number:text>
    </number:percentage-style>
    <number:number-style style:name="N127">
      <number:scientific-number number:decimal-places="2" number:min-integer-digits="1" number:min-exponent-digits="1"/>
    </number:number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9T21:48:21</meta:creation-date>
    <dc:date>2013-06-30T17:13:35</dc:date>
    <meta:editing-duration>PT1H29M25S</meta:editing-duration>
    <meta:editing-cycles>2</meta:editing-cycles>
    <meta:generator>LibreOffice/4.0.3.3$Linux_X86_64 LibreOffice_project/400m0$Build-3</meta:generator>
    <meta:document-statistic meta:table-count="2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1.905cm" svg:y="3.955cm" style:legend-expansion="high" chart:style-name="ch2"/>
        <chart:plot-area chart:style-name="ch3" table:cell-range-address="Sheet1.B3:Sheet1.B16 Sheet1.D3:Sheet1.D16" svg:x="0.77cm" svg:y="0.855cm" svg:width="10.495cm" svg:height="7.551cm">
          <chartooo:coordinate-region svg:x="1.682cm" svg:y="1.054cm" svg:width="9.303cm" svg:height="6.70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6" chart:class="chart:scatter">
            <chart:domain table:cell-range-address="Sheet1.B3:Sheet1.B16"/>
            <chart:regression-curve chart:style-name="ch8">
              <chart:equation chart:display-r-square="true"/>
            </chart:regression-curve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3:Sheet1.B16</svg:desc>
                </draw:g>
              </table:table-cell>
              <table:table-cell office:value-type="float" office:value="0.035">
                <text:p>0.035</text:p>
                <draw:g>
                  <svg:desc>Sheet1.D3:Sheet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2.02">
                <text:p>2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Linux_X86_64 LibreOffice_project/4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